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Courier New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ysql&gt; select * from student;</text:p>
      <text:p text:style-name="P1">+------+--------+-------+-------+------+---------+</text:p>
      <text:p text:style-name="P1">| roll | name <text:s text:c="2"/>| marks | class | age <text:s/>| address |</text:p>
      <text:p text:style-name="P1">+------+--------+-------+-------+------+---------+</text:p>
      <text:p text:style-name="P1">| <text:s text:c="3"/>1 | Ajay <text:s text:c="2"/>| 58.23 | SY <text:s text:c="3"/>| <text:s text:c="2"/>18 | Pune <text:s text:c="3"/>|</text:p>
      <text:p text:style-name="P1">| <text:s text:c="3"/>2 | Sanjay | 56.84 | FY <text:s text:c="3"/>| <text:s text:c="2"/>19 | Mumbai <text:s/>|</text:p>
      <text:p text:style-name="P1">| <text:s text:c="3"/>3 | Amar <text:s text:c="2"/>| 77.28 | FY <text:s text:c="3"/>| <text:s text:c="2"/>18 | Pune <text:s text:c="3"/>|</text:p>
      <text:p text:style-name="P1">| <text:s text:c="3"/>4 | Rani <text:s text:c="2"/>| 60.39 | FY <text:s text:c="3"/>| <text:s text:c="2"/>20 | Mumbai <text:s/>|</text:p>
      <text:p text:style-name="P1">| <text:s text:c="3"/>5 | Anita <text:s/>| 52.89 | SY <text:s text:c="3"/>| <text:s text:c="2"/>19 | Nashik <text:s/>|</text:p>
      <text:p text:style-name="P1">| <text:s text:c="3"/>6 | Rajan <text:s/>| 65.73 | TY <text:s text:c="3"/>| <text:s text:c="2"/>19 | Mumbai <text:s/>|</text:p>
      <text:p text:style-name="P1">| <text:s text:c="3"/>7 | Riya <text:s text:c="2"/>| 67.28 | TY <text:s text:c="3"/>| <text:s text:c="2"/>20 | Pune <text:s text:c="3"/>|</text:p>
      <text:p text:style-name="P1">+------+--------+-------+-------+------+---------+</text:p>
      <text:p text:style-name="P1">7 rows in set (0.00 sec)</text:p>
      <text:p text:style-name="P1"/>
      <text:p text:style-name="P1">mysql&gt; create table backup</text:p>
      <text:p text:style-name="P1"><text:s text:c="4"/>-&gt; (roll int, name varchar(10), marks float);</text:p>
      <text:p text:style-name="P1">Query OK, 0 rows affected (0.72 sec)</text:p>
      <text:p text:style-name="P1"/>
      <text:p text:style-name="P1">mysql&gt; desc backup;</text:p>
      <text:p text:style-name="P1">+-------+-------------+------+-----+---------+-------+</text:p>
      <text:p text:style-name="P1">| Field | Type <text:s text:c="7"/>| Null | Key | Default | Extra |</text:p>
      <text:p text:style-name="P1">+-------+-------------+------+-----+---------+-------+</text:p>
      <text:p text:style-name="P1">| roll <text:s/>| int <text:s text:c="8"/>| YES <text:s/>| <text:s text:c="4"/>| NULL <text:s text:c="3"/>| <text:s text:c="6"/>|</text:p>
      <text:p text:style-name="P1">| name <text:s/>| varchar(10) | YES <text:s/>| <text:s text:c="4"/>| NULL <text:s text:c="3"/>| <text:s text:c="6"/>|</text:p>
      <text:p text:style-name="P1">| marks | float <text:s text:c="6"/>| YES <text:s/>| <text:s text:c="4"/>| NULL <text:s text:c="3"/>| <text:s text:c="6"/>|</text:p>
      <text:p text:style-name="P1">+-------+-------------+------+-----+---------+-------+</text:p>
      <text:p text:style-name="P1">3 rows in set (0.01 sec)</text:p>
      <text:p text:style-name="P1"/>
      <text:p text:style-name="P1">mysql&gt; </text:p>
      <text:p text:style-name="P1">mysql&gt; delimiter &amp;&amp;</text:p>
      <text:p text:style-name="P1">mysql&gt; create procedure mycursor()</text:p>
      <text:p text:style-name="P1"><text:s text:c="4"/>-&gt; begin</text:p>
      <text:p text:style-name="P1"><text:s text:c="4"/>-&gt; -- variables declaration</text:p>
      <text:p text:style-name="P1"><text:s text:c="4"/>-&gt; declare r int;</text:p>
      <text:p text:style-name="P1"><text:s text:c="4"/>-&gt; declare n varchar(10);</text:p>
      <text:p text:style-name="P1"><text:s text:c="4"/>-&gt; declare m float;</text:p>
      <text:p text:style-name="P1"><text:s text:c="4"/>-&gt; declare done int default 0;</text:p>
      <text:p text:style-name="P1"><text:s text:c="4"/>-&gt; -- cursor declaration</text:p>
      <text:p text:style-name="P1"><text:s text:c="4"/>-&gt; declare cur1 cursor for select roll,name,marks from student where marks &gt;= 60;</text:p>
      <text:p text:style-name="P1"><text:s text:c="4"/>-&gt; -- exception handler for end of result set</text:p>
      <text:p text:style-name="P1"><text:s text:c="4"/>-&gt; declare continue handler for not found set done=1;</text:p>
      <text:p text:style-name="P1"><text:s text:c="4"/>-&gt; -- open the cursor</text:p>
      <text:p text:style-name="P1"><text:s text:c="4"/>-&gt; open cur1;</text:p>
      <text:p text:style-name="P1"><text:s text:c="4"/>-&gt; label: loop</text:p>
      <text:p text:style-name="P1"><text:s text:c="4"/>-&gt; <text:s text:c="2"/>-- fetch the record</text:p>
      <text:p text:style-name="P1"><text:s text:c="4"/>-&gt; <text:s text:c="2"/>fetch cur1 into r,n,m;</text:p>
      <text:p text:style-name="P1"><text:s text:c="4"/>-&gt; <text:s text:c="2"/>insert into backup values(r,n,m);</text:p>
      <text:p text:style-name="P1"><text:s text:c="4"/>-&gt; <text:s text:c="2"/>if done=1 then leave label;</text:p>
      <text:p text:style-name="P1"><text:s text:c="4"/>-&gt; <text:s text:c="2"/>end if;</text:p>
      <text:p text:style-name="P1"><text:s text:c="4"/>-&gt; end loop;</text:p>
      <text:p text:style-name="P1"><text:s text:c="4"/>-&gt; -- close the cursor</text:p>
      <text:p text:style-name="P1"><text:s text:c="4"/>-&gt; close cur1;</text:p>
      <text:p text:style-name="P1"><text:soft-page-break/><text:s text:c="4"/>-&gt; end &amp;&amp;</text:p>
      <text:p text:style-name="P1">Query OK, 0 rows affected (0.80 sec)</text:p>
      <text:p text:style-name="P1"/>
      <text:p text:style-name="P1">mysql&gt; delimiter ;</text:p>
      <text:p text:style-name="P1">mysql&gt; </text:p>
      <text:p text:style-name="P1">mysql&gt; call mycursor();</text:p>
      <text:p text:style-name="P1">Query OK, 1 row affected (0.48 sec)</text:p>
      <text:p text:style-name="P1"/>
      <text:p text:style-name="P1">mysql&gt; select * from backup;</text:p>
      <text:p text:style-name="P1">+------+-------+-------+</text:p>
      <text:p text:style-name="P1">| roll | name <text:s/>| marks |</text:p>
      <text:p text:style-name="P1">+------+-------+-------+</text:p>
      <text:p text:style-name="P1">| <text:s text:c="3"/>3 | Amar <text:s/>| 77.28 |</text:p>
      <text:p text:style-name="P1">| <text:s text:c="3"/>4 | Rani <text:s/>| 60.39 |</text:p>
      <text:p text:style-name="P1">| <text:s text:c="3"/>6 | Rajan | 65.73 |</text:p>
      <text:p text:style-name="P1">| <text:s text:c="3"/>7 | Riya <text:s/>| 67.28 |</text:p>
      <text:p text:style-name="P1">| <text:s text:c="3"/>7 | Riya <text:s/>| 67.28 |</text:p>
      <text:p text:style-name="P1">+------+-------+-------+</text:p>
      <text:p text:style-name="P1">5 rows in set (0.01 sec)</text:p>
      <text:p text:style-name="P1"/>
      <text:p text:style-name="P1">mysql&gt; drop procedure mycursor;</text:p>
      <text:p text:style-name="P1">Query OK, 0 rows affected (0.24 sec)</text:p>
      <text:p text:style-name="P1"/>
      <text:p text:style-name="P1">mysql&gt; </text:p>
      <text:p text:style-name="P1">mysql&gt; delimiter &amp;&amp;</text:p>
      <text:p text:style-name="P1">mysql&gt; create procedure mycursor()</text:p>
      <text:p text:style-name="P1"><text:s text:c="4"/>-&gt; begin</text:p>
      <text:p text:style-name="P1"><text:s text:c="4"/>-&gt; -- variables declaration</text:p>
      <text:p text:style-name="P1"><text:s text:c="4"/>-&gt; declare r int;</text:p>
      <text:p text:style-name="P1"><text:s text:c="4"/>-&gt; declare n varchar(10);</text:p>
      <text:p text:style-name="P1"><text:s text:c="4"/>-&gt; declare m float;</text:p>
      <text:p text:style-name="P1"><text:s text:c="4"/>-&gt; declare done int default 0;</text:p>
      <text:p text:style-name="P1"><text:s text:c="4"/>-&gt; -- cursor declaration</text:p>
      <text:p text:style-name="P1"><text:s text:c="4"/>-&gt; declare cur1 cursor for select roll,name,marks from student where marks &gt;= 60;</text:p>
      <text:p text:style-name="P1"><text:s text:c="4"/>-&gt; -- exception handler for end of result set</text:p>
      <text:p text:style-name="P1"><text:s text:c="4"/>-&gt; declare continue handler for not found set done=1;</text:p>
      <text:p text:style-name="P1"><text:s text:c="4"/>-&gt; -- open the cursor</text:p>
      <text:p text:style-name="P1"><text:s text:c="4"/>-&gt; open cur1;</text:p>
      <text:p text:style-name="P1"><text:s text:c="4"/>-&gt; label: loop</text:p>
      <text:p text:style-name="P1"><text:s text:c="4"/>-&gt; <text:s text:c="2"/>if done=1 then leave label;</text:p>
      <text:p text:style-name="P1"><text:s text:c="4"/>-&gt; <text:s text:c="2"/>end if;</text:p>
      <text:p text:style-name="P1"><text:s text:c="4"/>-&gt; <text:s text:c="2"/>-- fetch the record</text:p>
      <text:p text:style-name="P1"><text:s text:c="4"/>-&gt; <text:s text:c="2"/>fetch cur1 into r,n,m;</text:p>
      <text:p text:style-name="P1"><text:s text:c="4"/>-&gt; <text:s text:c="2"/>insert into backup values(r,n,m);</text:p>
      <text:p text:style-name="P1"><text:s text:c="4"/>-&gt; end loop;</text:p>
      <text:p text:style-name="P1"><text:s text:c="4"/>-&gt; -- close the cursor</text:p>
      <text:p text:style-name="P1"><text:s text:c="4"/>-&gt; close cur1;</text:p>
      <text:p text:style-name="P1"><text:s text:c="4"/>-&gt; end &amp;&amp;</text:p>
      <text:p text:style-name="P1">Query OK, 0 rows affected (0.23 sec)</text:p>
      <text:p text:style-name="P1"/>
      <text:p text:style-name="P1">mysql&gt; delimiter ;</text:p>
      <text:p text:style-name="P1">mysql&gt; </text:p>
      <text:p text:style-name="P1"><text:soft-page-break/>mysql&gt; call mycursor();</text:p>
      <text:p text:style-name="P1">Query OK, 1 row affected (0.55 sec)</text:p>
      <text:p text:style-name="P1"/>
      <text:p text:style-name="P1">mysql&gt; select * from backup;</text:p>
      <text:p text:style-name="P1">+------+-------+-------+</text:p>
      <text:p text:style-name="P1">| roll | name <text:s/>| marks |</text:p>
      <text:p text:style-name="P1">+------+-------+-------+</text:p>
      <text:p text:style-name="P1">| <text:s text:c="3"/>3 | Amar <text:s/>| 77.28 |</text:p>
      <text:p text:style-name="P1">| <text:s text:c="3"/>4 | Rani <text:s/>| 60.39 |</text:p>
      <text:p text:style-name="P1">| <text:s text:c="3"/>6 | Rajan | 65.73 |</text:p>
      <text:p text:style-name="P1">| <text:s text:c="3"/>7 | Riya <text:s/>| 67.28 |</text:p>
      <text:p text:style-name="P1">| <text:s text:c="3"/>7 | Riya <text:s/>| 67.28 |</text:p>
      <text:p text:style-name="P1">| <text:s text:c="3"/>3 | Amar <text:s/>| 77.28 |</text:p>
      <text:p text:style-name="P1">| <text:s text:c="3"/>4 | Rani <text:s/>| 60.39 |</text:p>
      <text:p text:style-name="P1">| <text:s text:c="3"/>6 | Rajan | 65.73 |</text:p>
      <text:p text:style-name="P1">| <text:s text:c="3"/>7 | Riya <text:s/>| 67.28 |</text:p>
      <text:p text:style-name="P1">| <text:s text:c="3"/>7 | Riya <text:s/>| 67.28 |</text:p>
      <text:p text:style-name="P1">+------+-------+-------+</text:p>
      <text:p text:style-name="P1">10 rows in set (0.00 sec)</text:p>
      <text:p text:style-name="P1"/>
      <text:p text:style-name="P1">mysql&gt; drop table backup;</text:p>
      <text:p text:style-name="P1">Query OK, 0 rows affected (0.40 sec)</text:p>
      <text:p text:style-name="P1"/>
      <text:p text:style-name="P1">mysql&gt; </text:p>
      <text:p text:style-name="P1">mysql&gt; call mycursor();</text:p>
      <text:p text:style-name="P1">ERROR 1146 (42S02): Table 'pgdbda.backup' doesn't exist</text:p>
      <text:p text:style-name="P1">mysql&gt; create table backup (roll int, name varchar(10), marks float);</text:p>
      <text:p text:style-name="P1">Query OK, 0 rows affected (0.78 sec)</text:p>
      <text:p text:style-name="P1"/>
      <text:p text:style-name="P1">mysql&gt;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ysql&gt; call mycursor();</text:p>
      <text:p text:style-name="P1">Query OK, 1 row affected (0.48 sec)</text:p>
      <text:p text:style-name="P1"/>
      <text:p text:style-name="P1">mysql&gt; select * from backup;</text:p>
      <text:p text:style-name="P1">+------+-------+-------+</text:p>
      <text:p text:style-name="P1">| roll | name <text:s/>| marks |</text:p>
      <text:p text:style-name="P1">+------+-------+-------+</text:p>
      <text:p text:style-name="P1">| <text:s text:c="3"/>3 | Amar <text:s/>| 77.28 |</text:p>
      <text:p text:style-name="P1">| <text:s text:c="3"/>4 | Rani <text:s/>| 60.39 |</text:p>
      <text:p text:style-name="P1">| <text:s text:c="3"/>6 | Rajan | 65.73 |</text:p>
      <text:p text:style-name="P1">| <text:s text:c="3"/>7 | Riya <text:s/>| 67.28 |</text:p>
      <text:p text:style-name="P1"><text:soft-page-break/>| <text:s text:c="3"/>7 | Riya <text:s/>| 67.28 |</text:p>
      <text:p text:style-name="P1">+------+-------+-------+</text:p>
      <text:p text:style-name="P1">5 rows in set (0.00 sec)</text:p>
      <text:p text:style-name="P1"/>
      <text:p text:style-name="P1">mysql&gt; </text:p>
      <text:p text:style-name="P1"/>
      <text:p text:style-name="P1"/>
      <text:p text:style-name="P1">mysql&gt; drop procedure mycursor;</text:p>
      <text:p text:style-name="P1">Query OK, 0 rows affected (0.11 sec)</text:p>
      <text:p text:style-name="P1"/>
      <text:p text:style-name="P1">mysql&gt;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ysql&gt; delimiter &amp;&amp;</text:p>
      <text:p text:style-name="P1">mysql&gt; create procedure mycursor()</text:p>
      <text:p text:style-name="P1"><text:s text:c="4"/>-&gt; begin</text:p>
      <text:p text:style-name="P1"><text:s text:c="4"/>-&gt; -- variables declaration</text:p>
      <text:p text:style-name="P1"><text:s text:c="4"/>-&gt; declare r int;</text:p>
      <text:p text:style-name="P1"><text:s text:c="4"/>-&gt; declare n varchar(10);</text:p>
      <text:p text:style-name="P1"><text:s text:c="4"/>-&gt; declare m float;</text:p>
      <text:p text:style-name="P1"><text:s text:c="4"/>-&gt; declare done int default 0;</text:p>
      <text:p text:style-name="P1"><text:s text:c="4"/>-&gt; -- cursor declaration</text:p>
      <text:p text:style-name="P1"><text:s text:c="4"/>-&gt; declare cur1 cursor for select roll,name,marks from student where marks &gt;= 60;</text:p>
      <text:p text:style-name="P1"><text:s text:c="4"/>-&gt; -- exception handler for end of result set</text:p>
      <text:p text:style-name="P1"><text:s text:c="4"/>-&gt; declare continue handler for not found set done=1;</text:p>
      <text:p text:style-name="P1"><text:s text:c="4"/>-&gt; -- open the cursor</text:p>
      <text:p text:style-name="P1"><text:s text:c="4"/>-&gt; open cur1;</text:p>
      <text:p text:style-name="P1"><text:s text:c="4"/>-&gt; label: loop</text:p>
      <text:p text:style-name="P1"><text:s text:c="4"/>-&gt; <text:s text:c="2"/>-- fetch the record</text:p>
      <text:p text:style-name="P1"><text:s text:c="4"/>-&gt; <text:s text:c="2"/>fetch cur1 into r,n,m;</text:p>
      <text:p text:style-name="P1"><text:s text:c="4"/>-&gt; <text:s text:c="2"/>if done=1 then leave label;</text:p>
      <text:p text:style-name="P1"><text:s text:c="4"/>-&gt; <text:s text:c="2"/>end if;</text:p>
      <text:p text:style-name="P1"><text:s text:c="4"/>-&gt; <text:s text:c="2"/>insert into backup values(r,n,m);</text:p>
      <text:p text:style-name="P1"><text:s text:c="4"/>-&gt; end loop;</text:p>
      <text:p text:style-name="P1"><text:s text:c="4"/>-&gt; -- close the cursor</text:p>
      <text:p text:style-name="P1"><text:s text:c="4"/>-&gt; close cur1;</text:p>
      <text:p text:style-name="P1"><text:s text:c="4"/>-&gt; end &amp;&amp;</text:p>
      <text:p text:style-name="P1">Query OK, 0 rows affected (0.11 sec)</text:p>
      <text:p text:style-name="P1"/>
      <text:p text:style-name="P1">mysql&gt; delimiter ;</text:p>
      <text:p text:style-name="P1"><text:soft-page-break/>mysql&gt; delete from backup;</text:p>
      <text:p text:style-name="P1">Query OK, 5 rows affected (0.64 sec)</text:p>
      <text:p text:style-name="P1"/>
      <text:p text:style-name="P1">mysql&gt; </text:p>
      <text:p text:style-name="P1">mysql&gt; call mycursor();</text:p>
      <text:p text:style-name="P1">Query OK, 0 rows affected (0.32 sec)</text:p>
      <text:p text:style-name="P1"/>
      <text:p text:style-name="P1">mysql&gt; select * from backup;</text:p>
      <text:p text:style-name="P1">+------+-------+-------+</text:p>
      <text:p text:style-name="P1">| roll | name <text:s/>| marks |</text:p>
      <text:p text:style-name="P1">+------+-------+-------+</text:p>
      <text:p text:style-name="P1">| <text:s text:c="3"/>3 | Amar <text:s/>| 77.28 |</text:p>
      <text:p text:style-name="P1">| <text:s text:c="3"/>4 | Rani <text:s/>| 60.39 |</text:p>
      <text:p text:style-name="P1">| <text:s text:c="3"/>6 | Rajan | 65.73 |</text:p>
      <text:p text:style-name="P1">| <text:s text:c="3"/>7 | Riya <text:s/>| 67.28 |</text:p>
      <text:p text:style-name="P1">+------+-------+-------+</text:p>
      <text:p text:style-name="P1">4 rows in set (0.00 sec)</text:p>
      <text:p text:style-name="P1"/>
      <text:p text:style-name="P1">mysql&gt; delimiter &amp;&amp;</text:p>
      <text:p text:style-name="P1">mysql&gt; create procedure mycursor1()</text:p>
      <text:p text:style-name="P1"><text:s text:c="4"/>-&gt; begin</text:p>
      <text:p text:style-name="P1"><text:s text:c="4"/>-&gt; -- variables declaration</text:p>
      <text:p text:style-name="P1"><text:s text:c="4"/>-&gt; declare r int;</text:p>
      <text:p text:style-name="P1"><text:s text:c="4"/>-&gt; declare n varchar(10);</text:p>
      <text:p text:style-name="P1"><text:s text:c="4"/>-&gt; declare m float;</text:p>
      <text:p text:style-name="P1"><text:s text:c="4"/>-&gt; declare done int default 0;</text:p>
      <text:p text:style-name="P1"><text:s text:c="4"/>-&gt; -- cursor declaration</text:p>
      <text:p text:style-name="P1"><text:s text:c="4"/>-&gt; declare cur1 cursor for select roll,name,marks from student where marks &gt;= 60;</text:p>
      <text:p text:style-name="P1"><text:s text:c="4"/>-&gt; -- exception handler for end of result set</text:p>
      <text:p text:style-name="P1"><text:s text:c="4"/>-&gt; declare continue handler for not found set done=1;</text:p>
      <text:p text:style-name="P1"><text:s text:c="4"/>-&gt; -- open the cursor</text:p>
      <text:p text:style-name="P1"><text:s text:c="4"/>-&gt; open cur1;</text:p>
      <text:p text:style-name="P1"><text:s text:c="4"/>-&gt; label: loop</text:p>
      <text:p text:style-name="P1"><text:s text:c="4"/>-&gt; <text:s text:c="2"/>-- fetch the record</text:p>
      <text:p text:style-name="P1"><text:s text:c="4"/>-&gt; <text:s text:c="2"/>fetch cur1 into r,n,m;</text:p>
      <text:p text:style-name="P1"><text:s text:c="4"/>-&gt; <text:s text:c="2"/>if done=1 then leave label;</text:p>
      <text:p text:style-name="P1"><text:s text:c="4"/>-&gt; <text:s text:c="2"/>end if;</text:p>
      <text:p text:style-name="P1"><text:s text:c="4"/>-&gt; <text:s text:c="2"/>set @r=r+100;</text:p>
      <text:p text:style-name="P1"><text:s text:c="4"/>-&gt; <text:s text:c="2"/>set @m=m/100+1.05;</text:p>
      <text:p text:style-name="P1"><text:s text:c="4"/>-&gt; <text:s text:c="2"/>insert into backup values(r,n,m);</text:p>
      <text:p text:style-name="P1"><text:s text:c="4"/>-&gt; end loop;</text:p>
      <text:p text:style-name="P1"><text:s text:c="4"/>-&gt; -- close the cursor</text:p>
      <text:p text:style-name="P1"><text:s text:c="4"/>-&gt; close cur1;</text:p>
      <text:p text:style-name="P1"><text:s text:c="4"/>-&gt; end &amp;&amp;</text:p>
      <text:p text:style-name="P1">Query OK, 0 rows affected (0.23 sec)</text:p>
      <text:p text:style-name="P1"/>
      <text:p text:style-name="P1">mysql&gt; delimiter ;</text:p>
      <text:p text:style-name="P1">mysql&gt; call mycursor1();</text:p>
      <text:p text:style-name="P1">Query OK, 0 rows affected (0.43 sec)</text:p>
      <text:p text:style-name="P1"/>
      <text:p text:style-name="P1">mysql&gt; depete from backup;</text:p>
      <text:p text:style-name="P1"><text:soft-page-break/>ERROR 1064 (42000): You have an error in your SQL syntax; check the manual that corresponds to your MySQL server version for the right syntax to use near 'depete from backup' at line 1</text:p>
      <text:p text:style-name="P1">mysql&gt; delete from backup;</text:p>
      <text:p text:style-name="P1">Query OK, 8 rows affected (0.20 sec)</text:p>
      <text:p text:style-name="P1"/>
      <text:p text:style-name="P1">mysql&gt; call mycursor1();</text:p>
      <text:p text:style-name="P1">Query OK, 0 rows affected (0.39 sec)</text:p>
      <text:p text:style-name="P1"/>
      <text:p text:style-name="P1">mysql&gt; select * from backup;</text:p>
      <text:p text:style-name="P1">+------+-------+-------+</text:p>
      <text:p text:style-name="P1">| roll | name <text:s/>| marks |</text:p>
      <text:p text:style-name="P1">+------+-------+-------+</text:p>
      <text:p text:style-name="P1">| <text:s text:c="3"/>3 | Amar <text:s/>| 77.28 |</text:p>
      <text:p text:style-name="P1">| <text:s text:c="3"/>4 | Rani <text:s/>| 60.39 |</text:p>
      <text:p text:style-name="P1">| <text:s text:c="3"/>6 | Rajan | 65.73 |</text:p>
      <text:p text:style-name="P1">| <text:s text:c="3"/>7 | Riya <text:s/>| 67.28 |</text:p>
      <text:p text:style-name="P1">+------+-------+-------+</text:p>
      <text:p text:style-name="P1">4 rows in set (0.00 sec)</text:p>
      <text:p text:style-name="P1"/>
      <text:p text:style-name="P1">mysql&gt; drop procedure mycursor1;</text:p>
      <text:p text:style-name="P1">Query OK, 0 rows affected (1.08 sec)</text:p>
      <text:p text:style-name="P1"/>
      <text:p text:style-name="P1">mysql&gt; delimiter &amp;&amp;</text:p>
      <text:p text:style-name="P1">mysql&gt; create procedure mycursor1()</text:p>
      <text:p text:style-name="P1"><text:s text:c="4"/>-&gt; begin</text:p>
      <text:p text:style-name="P1"><text:s text:c="4"/>-&gt; -- variables declaration</text:p>
      <text:p text:style-name="P1"><text:s text:c="4"/>-&gt; declare r int;</text:p>
      <text:p text:style-name="P1"><text:s text:c="4"/>-&gt; declare n varchar(10);</text:p>
      <text:p text:style-name="P1"><text:s text:c="4"/>-&gt; declare m float;</text:p>
      <text:p text:style-name="P1"><text:s text:c="4"/>-&gt; declare done int default 0;</text:p>
      <text:p text:style-name="P1"><text:s text:c="4"/>-&gt; -- cursor declaration</text:p>
      <text:p text:style-name="P1"><text:s text:c="4"/>-&gt; declare cur1 cursor for select roll,name,marks from student where marks &gt;= 60;</text:p>
      <text:p text:style-name="P1"><text:s text:c="4"/>-&gt; -- exception handler for end of result set</text:p>
      <text:p text:style-name="P1"><text:s text:c="4"/>-&gt; declare continue handler for not found set done=1;</text:p>
      <text:p text:style-name="P1"><text:s text:c="4"/>-&gt; -- open the cursor</text:p>
      <text:p text:style-name="P1"><text:s text:c="4"/>-&gt; open cur1;</text:p>
      <text:p text:style-name="P1"><text:s text:c="4"/>-&gt; label: loop</text:p>
      <text:p text:style-name="P1"><text:s text:c="4"/>-&gt; <text:s text:c="2"/>-- fetch the record</text:p>
      <text:p text:style-name="P1"><text:s text:c="4"/>-&gt; <text:s text:c="2"/>fetch cur1 into r,n,m;</text:p>
      <text:p text:style-name="P1"><text:s text:c="4"/>-&gt; <text:s text:c="2"/>if done=1 then leave label;</text:p>
      <text:p text:style-name="P1"><text:s text:c="4"/>-&gt; <text:s text:c="2"/>end if;</text:p>
      <text:p text:style-name="P1"><text:s text:c="4"/>-&gt; <text:s text:c="2"/>set @r=@r+100;</text:p>
      <text:p text:style-name="P1"><text:s text:c="4"/>-&gt; <text:s text:c="2"/>set @m=@m/100+1.05;</text:p>
      <text:p text:style-name="P1"><text:s text:c="4"/>-&gt; <text:s text:c="2"/>insert into backup values(r,n,m);</text:p>
      <text:p text:style-name="P1"><text:s text:c="4"/>-&gt; end loop;</text:p>
      <text:p text:style-name="P1"><text:s text:c="4"/>-&gt; -- close the cursor</text:p>
      <text:p text:style-name="P1"><text:s text:c="4"/>-&gt; close cur1;</text:p>
      <text:p text:style-name="P1"><text:s text:c="4"/>-&gt; end &amp;&amp;</text:p>
      <text:p text:style-name="P1">Query OK, 0 rows affected (0.80 sec)</text:p>
      <text:p text:style-name="P1"/>
      <text:p text:style-name="P1">mysql&gt; delimiter ;</text:p>
      <text:p text:style-name="P1"><text:soft-page-break/>mysql&gt; call mycursor1();</text:p>
      <text:p text:style-name="P1">Query OK, 0 rows affected (0.45 sec)</text:p>
      <text:p text:style-name="P1"/>
      <text:p text:style-name="P1">mysql&gt; select * from backup;</text:p>
      <text:p text:style-name="P1">+------+-------+-------+</text:p>
      <text:p text:style-name="P1">| roll | name <text:s/>| marks |</text:p>
      <text:p text:style-name="P1">+------+-------+-------+</text:p>
      <text:p text:style-name="P1">| <text:s text:c="3"/>3 | Amar <text:s/>| 77.28 |</text:p>
      <text:p text:style-name="P1">| <text:s text:c="3"/>4 | Rani <text:s/>| 60.39 |</text:p>
      <text:p text:style-name="P1">| <text:s text:c="3"/>6 | Rajan | 65.73 |</text:p>
      <text:p text:style-name="P1">| <text:s text:c="3"/>7 | Riya <text:s/>| 67.28 |</text:p>
      <text:p text:style-name="P1">| <text:s text:c="3"/>3 | Amar <text:s/>| 77.28 |</text:p>
      <text:p text:style-name="P1">| <text:s text:c="3"/>4 | Rani <text:s/>| 60.39 |</text:p>
      <text:p text:style-name="P1">| <text:s text:c="3"/>6 | Rajan | 65.73 |</text:p>
      <text:p text:style-name="P1">| <text:s text:c="3"/>7 | Riya <text:s/>| 67.28 |</text:p>
      <text:p text:style-name="P1">+------+-------+-------+</text:p>
      <text:p text:style-name="P1">8 rows in set (0.00 sec)</text:p>
      <text:p text:style-name="P1"/>
      <text:p text:style-name="P1">mysql&gt; delete from backup;</text:p>
      <text:p text:style-name="P1">Query OK, 8 rows affected (0.13 sec)</text:p>
      <text:p text:style-name="P1"/>
      <text:p text:style-name="P1">mysql&gt; drop procedure mycursor1;</text:p>
      <text:p text:style-name="P1">Query OK, 0 rows affected (0.22 sec)</text:p>
      <text:p text:style-name="P1"/>
      <text:p text:style-name="P1">mysql&gt; </text:p>
      <text:p text:style-name="P1">mysql&gt; delimiter &amp;&amp;</text:p>
      <text:p text:style-name="P1">mysql&gt; create procedure mycursor1()</text:p>
      <text:p text:style-name="P1"><text:s text:c="4"/>-&gt; begin</text:p>
      <text:p text:style-name="P1"><text:s text:c="4"/>-&gt; -- variables declaration</text:p>
      <text:p text:style-name="P1"><text:s text:c="4"/>-&gt; declare r int;</text:p>
      <text:p text:style-name="P1"><text:s text:c="4"/>-&gt; declare n varchar(10);</text:p>
      <text:p text:style-name="P1"><text:s text:c="4"/>-&gt; declare m float;</text:p>
      <text:p text:style-name="P1"><text:s text:c="4"/>-&gt; declare done int default 0;</text:p>
      <text:p text:style-name="P1"><text:s text:c="4"/>-&gt; -- cursor declaration</text:p>
      <text:p text:style-name="P1"><text:s text:c="4"/>-&gt; declare cur1 cursor for select roll,name,marks from student where marks &gt;= 60;</text:p>
      <text:p text:style-name="P1"><text:s text:c="4"/>-&gt; -- exception handler for end of result set</text:p>
      <text:p text:style-name="P1"><text:s text:c="4"/>-&gt; declare continue handler for not found set done=1;</text:p>
      <text:p text:style-name="P1"><text:s text:c="4"/>-&gt; -- open the cursor</text:p>
      <text:p text:style-name="P1"><text:s text:c="4"/>-&gt; open cur1;</text:p>
      <text:p text:style-name="P1"><text:s text:c="4"/>-&gt; label: loop</text:p>
      <text:p text:style-name="P1"><text:s text:c="4"/>-&gt; <text:s text:c="2"/>-- fetch the record</text:p>
      <text:p text:style-name="P1"><text:s text:c="4"/>-&gt; <text:s text:c="2"/>fetch cur1 into r,n,m;</text:p>
      <text:p text:style-name="P1"><text:s text:c="4"/>-&gt; <text:s text:c="2"/>if done=1 then leave label;</text:p>
      <text:p text:style-name="P1"><text:s text:c="4"/>-&gt; <text:s text:c="2"/>end if;</text:p>
      <text:p text:style-name="P1"><text:s text:c="4"/>-&gt; <text:s text:c="2"/>insert into backup values(r+100,n,m/100+1.05);</text:p>
      <text:p text:style-name="P1"><text:s text:c="4"/>-&gt; end loop;</text:p>
      <text:p text:style-name="P1"><text:s text:c="4"/>-&gt; -- close the cursor</text:p>
      <text:p text:style-name="P1"><text:s text:c="4"/>-&gt; close cur1;</text:p>
      <text:p text:style-name="P1"><text:s text:c="4"/>-&gt; end &amp;&amp;</text:p>
      <text:p text:style-name="P1">Query OK, 0 rows affected (0.65 sec)</text:p>
      <text:p text:style-name="P1"/>
      <text:p text:style-name="P1">mysql&gt; delimiter ;</text:p>
      <text:p text:style-name="P1"><text:soft-page-break/>mysql&gt; call mycursor1();</text:p>
      <text:p text:style-name="P1">Query OK, 0 rows affected (2.01 sec)</text:p>
      <text:p text:style-name="P1"/>
      <text:p text:style-name="P1">mysql&gt; delete from backup;</text:p>
      <text:p text:style-name="P1">Query OK, 4 rows affected (0.15 sec)</text:p>
      <text:p text:style-name="P1"/>
      <text:p text:style-name="P1">mysql&gt; call mycursor1();</text:p>
      <text:p text:style-name="P1">Query OK, 0 rows affected (0.31 sec)</text:p>
      <text:p text:style-name="P1"/>
      <text:p text:style-name="P1">mysql&gt; select * from backup;</text:p>
      <text:p text:style-name="P1">+------+-------+--------+</text:p>
      <text:p text:style-name="P1">| roll | name <text:s/>| marks <text:s/>|</text:p>
      <text:p text:style-name="P1">+------+-------+--------+</text:p>
      <text:p text:style-name="P1">| <text:s/>103 | Amar <text:s/>| 1.8228 |</text:p>
      <text:p text:style-name="P1">| <text:s/>104 | Rani <text:s/>| 1.6539 |</text:p>
      <text:p text:style-name="P1">| <text:s/>106 | Rajan | 1.7073 |</text:p>
      <text:p text:style-name="P1">| <text:s/>107 | Riya <text:s/>| 1.7228 |</text:p>
      <text:p text:style-name="P1">+------+-------+--------+</text:p>
      <text:p text:style-name="P1">4 rows in set (0.00 sec)</text:p>
      <text:p text:style-name="P1"/>
      <text:p text:style-name="P1">mysql&gt; </text:p>
      <text:p text:style-name="P1">mysql&gt; create trigger before_insert_student</text:p>
      <text:p text:style-name="P1"><text:s text:c="4"/>-&gt; before insert on student for each row</text:p>
      <text:p text:style-name="P1"><text:s text:c="4"/>-&gt; begin</text:p>
      <text:p text:style-name="P1"><text:s text:c="4"/>-&gt; set new.marks=new.marks+1.05;</text:p>
      <text:p text:style-name="P1">ERROR 1064 (42000): You have an error in your SQL syntax; check the manual that corresponds to your MySQL server version for the right syntax to use near '' at line 4</text:p>
      <text:p text:style-name="P1">mysql&gt;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ysql&gt; delimiter &amp;&amp;</text:p>
      <text:p text:style-name="P1">mysql&gt; create trigger before_insert_student</text:p>
      <text:p text:style-name="P1"><text:s text:c="4"/>-&gt; before insert on student for each row</text:p>
      <text:p text:style-name="P1"><text:s text:c="4"/>-&gt; begin</text:p>
      <text:p text:style-name="P1"><text:s text:c="4"/>-&gt; set new.marks=new.marks+1.05;</text:p>
      <text:p text:style-name="P1"><text:s text:c="4"/>-&gt; end &amp;&amp;</text:p>
      <text:p text:style-name="P1">Query OK, 0 rows affected (0.30 sec)</text:p>
      <text:p text:style-name="P1"/>
      <text:p text:style-name="P1">mysql&gt; delimiter ;</text:p>
      <text:p text:style-name="P1">mysql&gt; select * from student;</text:p>
      <text:p text:style-name="P1">+------+--------+-------+-------+------+---------+</text:p>
      <text:p text:style-name="P1">| roll | name <text:s text:c="2"/>| marks | class | age <text:s/>| address |</text:p>
      <text:p text:style-name="P1">+------+--------+-------+-------+------+---------+</text:p>
      <text:p text:style-name="P1">| <text:s text:c="3"/>1 | Ajay <text:s text:c="2"/>| 58.23 | SY <text:s text:c="3"/>| <text:s text:c="2"/>18 | Pune <text:s text:c="3"/>|</text:p>
      <text:p text:style-name="P1"><text:soft-page-break/>| <text:s text:c="3"/>2 | Sanjay | 56.84 | FY <text:s text:c="3"/>| <text:s text:c="2"/>19 | Mumbai <text:s/>|</text:p>
      <text:p text:style-name="P1">| <text:s text:c="3"/>3 | Amar <text:s text:c="2"/>| 77.28 | FY <text:s text:c="3"/>| <text:s text:c="2"/>18 | Pune <text:s text:c="3"/>|</text:p>
      <text:p text:style-name="P1">| <text:s text:c="3"/>4 | Rani <text:s text:c="2"/>| 60.39 | FY <text:s text:c="3"/>| <text:s text:c="2"/>20 | Mumbai <text:s/>|</text:p>
      <text:p text:style-name="P1">| <text:s text:c="3"/>5 | Anita <text:s/>| 52.89 | SY <text:s text:c="3"/>| <text:s text:c="2"/>19 | Nashik <text:s/>|</text:p>
      <text:p text:style-name="P1">| <text:s text:c="3"/>6 | Rajan <text:s/>| 65.73 | TY <text:s text:c="3"/>| <text:s text:c="2"/>19 | Mumbai <text:s/>|</text:p>
      <text:p text:style-name="P1">| <text:s text:c="3"/>7 | Riya <text:s text:c="2"/>| 67.28 | TY <text:s text:c="3"/>| <text:s text:c="2"/>20 | Pune <text:s text:c="3"/>|</text:p>
      <text:p text:style-name="P1">+------+--------+-------+-------+------+---------+</text:p>
      <text:p text:style-name="P1">7 rows in set (0.01 sec)</text:p>
      <text:p text:style-name="P1"/>
      <text:p text:style-name="P1">mysql&gt; </text:p>
      <text:p text:style-name="P1">mysql&gt; insert into student values (8, 'Prem',60.00,'TY',21,'Nashik');</text:p>
      <text:p text:style-name="P1">Query OK, 1 row affected (0.16 sec)</text:p>
      <text:p text:style-name="P1"/>
      <text:p text:style-name="P1">mysql&gt; select * from student;</text:p>
      <text:p text:style-name="P1">+------+--------+-------+-------+------+---------+</text:p>
      <text:p text:style-name="P1">| roll | name <text:s text:c="2"/>| marks | class | age <text:s/>| address |</text:p>
      <text:p text:style-name="P1">+------+--------+-------+-------+------+---------+</text:p>
      <text:p text:style-name="P1">| <text:s text:c="3"/>1 | Ajay <text:s text:c="2"/>| 58.23 | SY <text:s text:c="3"/>| <text:s text:c="2"/>18 | Pune <text:s text:c="3"/>|</text:p>
      <text:p text:style-name="P1">| <text:s text:c="3"/>2 | Sanjay | 56.84 | FY <text:s text:c="3"/>| <text:s text:c="2"/>19 | Mumbai <text:s/>|</text:p>
      <text:p text:style-name="P1">| <text:s text:c="3"/>3 | Amar <text:s text:c="2"/>| 77.28 | FY <text:s text:c="3"/>| <text:s text:c="2"/>18 | Pune <text:s text:c="3"/>|</text:p>
      <text:p text:style-name="P1">| <text:s text:c="3"/>4 | Rani <text:s text:c="2"/>| 60.39 | FY <text:s text:c="3"/>| <text:s text:c="2"/>20 | Mumbai <text:s/>|</text:p>
      <text:p text:style-name="P1">| <text:s text:c="3"/>5 | Anita <text:s/>| 52.89 | SY <text:s text:c="3"/>| <text:s text:c="2"/>19 | Nashik <text:s/>|</text:p>
      <text:p text:style-name="P1">| <text:s text:c="3"/>6 | Rajan <text:s/>| 65.73 | TY <text:s text:c="3"/>| <text:s text:c="2"/>19 | Mumbai <text:s/>|</text:p>
      <text:p text:style-name="P1">| <text:s text:c="3"/>7 | Riya <text:s text:c="2"/>| 67.28 | TY <text:s text:c="3"/>| <text:s text:c="2"/>20 | Pune <text:s text:c="3"/>|</text:p>
      <text:p text:style-name="P1">| <text:s text:c="3"/>8 | Prem <text:s text:c="2"/>| 61.05 | TY <text:s text:c="3"/>| <text:s text:c="2"/>21 | Nashik <text:s/>|</text:p>
      <text:p text:style-name="P1">+------+--------+-------+-------+------+---------+</text:p>
      <text:p text:style-name="P1">8 rows in set (0.00 sec)</text:p>
      <text:p text:style-name="P1"/>
      <text:p text:style-name="P1">mysql&gt; delimiter &amp;&amp;</text:p>
      <text:p text:style-name="P1">mysql&gt; create trigger after_insert_student</text:p>
      <text:p text:style-name="P1"><text:s text:c="4"/>-&gt; after insert on student for each row</text:p>
      <text:p text:style-name="P1"><text:s text:c="4"/>-&gt; begin</text:p>
      <text:p text:style-name="P1"><text:s text:c="4"/>-&gt; if (new.marks &gt; 100 or new.marks &lt; 0) then</text:p>
      <text:p text:style-name="P1"><text:s text:c="4"/>-&gt; </text:p>
      <text:p text:style-name="P1">Display all 864 possibilities? (y or n) </text:p>
      <text:p text:style-name="P1"><text:s text:c="4"/>-&gt; &amp;&amp;</text:p>
      <text:p text:style-name="P1">ERROR 1064 (42000): You have an error in your SQL syntax; check the manual that corresponds to your MySQL server version for the right syntax to use near '' at line 4</text:p>
      <text:p text:style-name="P1">mysql&gt; </text:p>
      <text:p text:style-name="P1">mysql&gt; delimiter &amp;&amp;</text:p>
      <text:p text:style-name="P1">mysql&gt; create trigger after_insert_student</text:p>
      <text:p text:style-name="P1"><text:s text:c="4"/>-&gt; after insert on student for each row</text:p>
      <text:p text:style-name="P1"><text:s text:c="4"/>-&gt; begin</text:p>
      <text:p text:style-name="P1"><text:s text:c="4"/>-&gt; if (new.marks &gt; 100 or new.marks &lt; 0) then</text:p>
      <text:p text:style-name="P1"><text:s text:c="4"/>-&gt; <text:s text:c="2"/>update student set marks=40 where marks not between 0 and 100; </text:p>
      <text:p text:style-name="P1"><text:s text:c="4"/>-&gt; end &amp;&amp;</text:p>
      <text:p text:style-name="P1">ERROR 1064 (42000): You have an error in your SQL syntax; check the manual that corresponds to your MySQL server version for the right syntax to use near '' at line 6</text:p>
      <text:p text:style-name="P1">mysql&gt; delimiter ;</text:p>
      <text:p text:style-name="P1"><text:soft-page-break/>mysql&gt;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ysql&gt; delimiter &amp;&amp;</text:p>
      <text:p text:style-name="P1">mysql&gt; create trigger after_insert_student</text:p>
      <text:p text:style-name="P1"><text:s text:c="4"/>-&gt; after insert on student for each row</text:p>
      <text:p text:style-name="P1"><text:s text:c="4"/>-&gt; begin</text:p>
      <text:p text:style-name="P1"><text:s text:c="4"/>-&gt; if (new.marks &gt; 100 or new.marks &lt; 0) then</text:p>
      <text:p text:style-name="P1"><text:s text:c="4"/>-&gt; <text:s text:c="2"/>update student set marks=40 where marks not between 0 and 100; </text:p>
      <text:p text:style-name="P1"><text:s text:c="4"/>-&gt; end if;</text:p>
      <text:p text:style-name="P1"><text:s text:c="4"/>-&gt; end &amp;&amp;</text:p>
      <text:p text:style-name="P1">Query OK, 0 rows affected (0.13 sec)</text:p>
      <text:p text:style-name="P1"/>
      <text:p text:style-name="P1">mysql&gt; delimiter ;</text:p>
      <text:p text:style-name="P1">mysql&gt; insert into student values (9, 'Prem',112,'TY',21,'Nashik');</text:p>
      <text:p text:style-name="P1">ERROR 1442 (HY000): Can't update table 'student' in stored function/trigger because it is already used by statement which invoked this stored function/trigger.</text:p>
      <text:p text:style-name="P1">mysql&gt; drop trigger before_insert_student;</text:p>
      <text:p text:style-name="P1">Query OK, 0 rows affected (0.23 sec)</text:p>
      <text:p text:style-name="P1"/>
      <text:p text:style-name="P1">mysql&gt; insert into student values (9, 'Prem',112,'TY',21,'Nashik');</text:p>
      <text:p text:style-name="P1">ERROR 1442 (HY000): Can't update table 'student' in stored function/trigger because it is already used by statement which invoked this stored function/trigger.</text:p>
      <text:p text:style-name="P1">mysql&gt; drop trigger after_insert_student;</text:p>
      <text:p text:style-name="P1">Query OK, 0 rows affected (0.23 sec)</text:p>
      <text:p text:style-name="P1"/>
      <text:p text:style-name="P1">mysql&gt; insert into student values (9, 'Prem',112,'TY',21,'Nashik');</text:p>
      <text:p text:style-name="P1">Query OK, 1 row affected (0.08 sec)</text:p>
      <text:p text:style-name="P1"/>
      <text:p text:style-name="P1">mysql&gt; delete from student where roll=19;</text:p>
      <text:p text:style-name="P1">Query OK, 0 rows affected (0.00 sec)</text:p>
      <text:p text:style-name="P1"/>
      <text:p text:style-name="P1">mysql&gt; delete from student where roll=9;</text:p>
      <text:p text:style-name="P1">Query OK, 1 row affected (0.18 sec)</text:p>
      <text:p text:style-name="P1"/>
      <text:p text:style-name="P1">mysql&gt; </text:p>
      <text:p text:style-name="P1">mysql&gt; select * from student;</text:p>
      <text:p text:style-name="P1">+------+--------+-------+-------+------+---------+</text:p>
      <text:p text:style-name="P1">| roll | name <text:s text:c="2"/>| marks | class | age <text:s/>| address |</text:p>
      <text:p text:style-name="P1">+------+--------+-------+-------+------+---------+</text:p>
      <text:p text:style-name="P1">| <text:s text:c="3"/>1 | Ajay <text:s text:c="2"/>| 58.23 | SY <text:s text:c="3"/>| <text:s text:c="2"/>18 | Pune <text:s text:c="3"/>|</text:p>
      <text:p text:style-name="P1">| <text:s text:c="3"/>2 | Sanjay | 56.84 | FY <text:s text:c="3"/>| <text:s text:c="2"/>19 | Mumbai <text:s/>|</text:p>
      <text:p text:style-name="P1"><text:soft-page-break/>| <text:s text:c="3"/>3 | Amar <text:s text:c="2"/>| 77.28 | FY <text:s text:c="3"/>| <text:s text:c="2"/>18 | Pune <text:s text:c="3"/>|</text:p>
      <text:p text:style-name="P1">| <text:s text:c="3"/>4 | Rani <text:s text:c="2"/>| 60.39 | FY <text:s text:c="3"/>| <text:s text:c="2"/>20 | Mumbai <text:s/>|</text:p>
      <text:p text:style-name="P1">| <text:s text:c="3"/>5 | Anita <text:s/>| 52.89 | SY <text:s text:c="3"/>| <text:s text:c="2"/>19 | Nashik <text:s/>|</text:p>
      <text:p text:style-name="P1">| <text:s text:c="3"/>6 | Rajan <text:s/>| 65.73 | TY <text:s text:c="3"/>| <text:s text:c="2"/>19 | Mumbai <text:s/>|</text:p>
      <text:p text:style-name="P1">| <text:s text:c="3"/>7 | Riya <text:s text:c="2"/>| 67.28 | TY <text:s text:c="3"/>| <text:s text:c="2"/>20 | Pune <text:s text:c="3"/>|</text:p>
      <text:p text:style-name="P1">| <text:s text:c="3"/>8 | Prem <text:s text:c="2"/>| 61.05 | TY <text:s text:c="3"/>| <text:s text:c="2"/>21 | Nashik <text:s/>|</text:p>
      <text:p text:style-name="P1">+------+--------+-------+-------+------+---------+</text:p>
      <text:p text:style-name="P1">8 rows in set (0.00 sec)</text:p>
      <text:p text:style-name="P1"/>
      <text:p text:style-name="P1">mysql&gt; delimiter &amp;&amp;</text:p>
      <text:p text:style-name="P1">mysql&gt; create trigger before_insert_student</text:p>
      <text:p text:style-name="P1"><text:s text:c="4"/>-&gt; before insert on student for each row</text:p>
      <text:p text:style-name="P1"><text:s text:c="4"/>-&gt; begin</text:p>
      <text:p text:style-name="P1"><text:s text:c="4"/>-&gt; if(new.marks &gt; 0 and new.marks &lt; 100) then</text:p>
      <text:p text:style-name="P1"><text:s text:c="4"/>-&gt; <text:s text:c="2"/>set new.marks=40;</text:p>
      <text:p text:style-name="P1"><text:s text:c="4"/>-&gt; end if;</text:p>
      <text:p text:style-name="P1"><text:s text:c="4"/>-&gt; end &amp;&amp;</text:p>
      <text:p text:style-name="P1">Query OK, 0 rows affected (0.18 sec)</text:p>
      <text:p text:style-name="P1"/>
      <text:p text:style-name="P1">mysql&gt; delimiter ;</text:p>
      <text:p text:style-name="P1">mysql&gt; insert into student values (9, 'Prem',112,'TY',21,'Nashik');</text:p>
      <text:p text:style-name="P1">Query OK, 1 row affected (0.19 sec)</text:p>
      <text:p text:style-name="P1"/>
      <text:p text:style-name="P1">mysql&gt; select * from student;</text:p>
      <text:p text:style-name="P1">+------+--------+-------+-------+------+---------+</text:p>
      <text:p text:style-name="P1">| roll | name <text:s text:c="2"/>| marks | class | age <text:s/>| address |</text:p>
      <text:p text:style-name="P1">+------+--------+-------+-------+------+---------+</text:p>
      <text:p text:style-name="P1">| <text:s text:c="3"/>1 | Ajay <text:s text:c="2"/>| 58.23 | SY <text:s text:c="3"/>| <text:s text:c="2"/>18 | Pune <text:s text:c="3"/>|</text:p>
      <text:p text:style-name="P1">| <text:s text:c="3"/>2 | Sanjay | 56.84 | FY <text:s text:c="3"/>| <text:s text:c="2"/>19 | Mumbai <text:s/>|</text:p>
      <text:p text:style-name="P1">| <text:s text:c="3"/>3 | Amar <text:s text:c="2"/>| 77.28 | FY <text:s text:c="3"/>| <text:s text:c="2"/>18 | Pune <text:s text:c="3"/>|</text:p>
      <text:p text:style-name="P1">| <text:s text:c="3"/>4 | Rani <text:s text:c="2"/>| 60.39 | FY <text:s text:c="3"/>| <text:s text:c="2"/>20 | Mumbai <text:s/>|</text:p>
      <text:p text:style-name="P1">| <text:s text:c="3"/>5 | Anita <text:s/>| 52.89 | SY <text:s text:c="3"/>| <text:s text:c="2"/>19 | Nashik <text:s/>|</text:p>
      <text:p text:style-name="P1">| <text:s text:c="3"/>6 | Rajan <text:s/>| 65.73 | TY <text:s text:c="3"/>| <text:s text:c="2"/>19 | Mumbai <text:s/>|</text:p>
      <text:p text:style-name="P1">| <text:s text:c="3"/>7 | Riya <text:s text:c="2"/>| 67.28 | TY <text:s text:c="3"/>| <text:s text:c="2"/>20 | Pune <text:s text:c="3"/>|</text:p>
      <text:p text:style-name="P1">| <text:s text:c="3"/>8 | Prem <text:s text:c="2"/>| 61.05 | TY <text:s text:c="3"/>| <text:s text:c="2"/>21 | Nashik <text:s/>|</text:p>
      <text:p text:style-name="P1">| <text:s text:c="3"/>9 | Prem <text:s text:c="2"/>| <text:s text:c="2"/>112 | TY <text:s text:c="3"/>| <text:s text:c="2"/>21 | Nashik <text:s/>|</text:p>
      <text:p text:style-name="P1">+------+--------+-------+-------+------+---------+</text:p>
      <text:p text:style-name="P1">9 rows in set (0.01 sec)</text:p>
      <text:p text:style-name="P1"/>
      <text:p text:style-name="P1">mysql&gt; drop trigger before_insert_student;</text:p>
      <text:p text:style-name="P1">Query OK, 0 rows affected (0.14 sec)</text:p>
      <text:p text:style-name="P1"/>
      <text:p text:style-name="P1">mysql&gt; delimiter &amp;&amp;</text:p>
      <text:p text:style-name="P1">mysql&gt; create trigger before_insert_student</text:p>
      <text:p text:style-name="P1"><text:s text:c="4"/>-&gt; before insert on student for each row</text:p>
      <text:p text:style-name="P1"><text:s text:c="4"/>-&gt; begin</text:p>
      <text:p text:style-name="P1"><text:s text:c="4"/>-&gt; if(new.marks &gt; 0 or new.marks &lt; 100) then</text:p>
      <text:p text:style-name="P1"><text:s text:c="4"/>-&gt; <text:s text:c="2"/>set new.marks=40;</text:p>
      <text:p text:style-name="P1"><text:s text:c="4"/>-&gt; end if;</text:p>
      <text:p text:style-name="P1"><text:s text:c="4"/>-&gt; end &amp;&amp;</text:p>
      <text:p text:style-name="P1">Query OK, 0 rows affected (0.16 sec)</text:p>
      <text:p text:style-name="P1"/>
      <text:p text:style-name="P1"><text:soft-page-break/>mysql&gt; delimiter ;</text:p>
      <text:p text:style-name="P1">mysql&gt; delete from student where roll=9;</text:p>
      <text:p text:style-name="P1">Query OK, 1 row affected (0.17 sec)</text:p>
      <text:p text:style-name="P1"/>
      <text:p text:style-name="P1">mysql&gt; </text:p>
      <text:p text:style-name="P1">mysql&gt; insert into student values (9, 'Prem',112,'TY',21,'Nashik');</text:p>
      <text:p text:style-name="P1">Query OK, 1 row affected (0.09 sec)</text:p>
      <text:p text:style-name="P1"/>
      <text:p text:style-name="P1">mysql&gt; select * from student;</text:p>
      <text:p text:style-name="P1">+------+--------+-------+-------+------+---------+</text:p>
      <text:p text:style-name="P1">| roll | name <text:s text:c="2"/>| marks | class | age <text:s/>| address |</text:p>
      <text:p text:style-name="P1">+------+--------+-------+-------+------+---------+</text:p>
      <text:p text:style-name="P1">| <text:s text:c="3"/>1 | Ajay <text:s text:c="2"/>| 58.23 | SY <text:s text:c="3"/>| <text:s text:c="2"/>18 | Pune <text:s text:c="3"/>|</text:p>
      <text:p text:style-name="P1">| <text:s text:c="3"/>2 | Sanjay | 56.84 | FY <text:s text:c="3"/>| <text:s text:c="2"/>19 | Mumbai <text:s/>|</text:p>
      <text:p text:style-name="P1">| <text:s text:c="3"/>3 | Amar <text:s text:c="2"/>| 77.28 | FY <text:s text:c="3"/>| <text:s text:c="2"/>18 | Pune <text:s text:c="3"/>|</text:p>
      <text:p text:style-name="P1">| <text:s text:c="3"/>4 | Rani <text:s text:c="2"/>| 60.39 | FY <text:s text:c="3"/>| <text:s text:c="2"/>20 | Mumbai <text:s/>|</text:p>
      <text:p text:style-name="P1">| <text:s text:c="3"/>5 | Anita <text:s/>| 52.89 | SY <text:s text:c="3"/>| <text:s text:c="2"/>19 | Nashik <text:s/>|</text:p>
      <text:p text:style-name="P1">| <text:s text:c="3"/>6 | Rajan <text:s/>| 65.73 | TY <text:s text:c="3"/>| <text:s text:c="2"/>19 | Mumbai <text:s/>|</text:p>
      <text:p text:style-name="P1">| <text:s text:c="3"/>7 | Riya <text:s text:c="2"/>| 67.28 | TY <text:s text:c="3"/>| <text:s text:c="2"/>20 | Pune <text:s text:c="3"/>|</text:p>
      <text:p text:style-name="P1">| <text:s text:c="3"/>8 | Prem <text:s text:c="2"/>| 61.05 | TY <text:s text:c="3"/>| <text:s text:c="2"/>21 | Nashik <text:s/>|</text:p>
      <text:p text:style-name="P1">| <text:s text:c="3"/>9 | Prem <text:s text:c="2"/>| <text:s text:c="3"/>40 | TY <text:s text:c="3"/>| <text:s text:c="2"/>21 | Nashik <text:s/>|</text:p>
      <text:p text:style-name="P1">+------+--------+-------+-------+------+---------+</text:p>
      <text:p text:style-name="P1">9 rows in set (0.00 sec)</text:p>
      <text:p text:style-name="P1"/>
      <text:p text:style-name="P1">mysql&gt; drop trigger before_insert_student;</text:p>
      <text:p text:style-name="P1">Query OK, 0 rows affected (0.56 sec)</text:p>
      <text:p text:style-name="P1"/>
      <text:p text:style-name="P1">mysql&gt; </text:p>
      <text:p text:style-name="P1">mysql&gt;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ysql&gt; create table product1</text:p>
      <text:p text:style-name="P1"><text:s text:c="4"/>-&gt; (prod_id int, prod_name varchar(10), </text:p>
      <text:p text:style-name="P1"><text:s text:c="4"/>-&gt; qty int, price float);</text:p>
      <text:p text:style-name="P1">Query OK, 0 rows affected (0.96 sec)</text:p>
      <text:p text:style-name="P1"/>
      <text:p text:style-name="P1"><text:soft-page-break/>mysql&gt; create table product2 (prod_id int, price float, amount float);</text:p>
      <text:p text:style-name="P1">Query OK, 0 rows affected (0.76 sec)</text:p>
      <text:p text:style-name="P1"/>
      <text:p text:style-name="P1">mysql&gt; delimiter &amp;&amp;</text:p>
      <text:p text:style-name="P1">mysql&gt; create trigger before_insert_product</text:p>
      <text:p text:style-name="P1"><text:s text:c="4"/>-&gt; after insert on product1 for each row</text:p>
      <text:p text:style-name="P1"><text:s text:c="4"/>-&gt; begin</text:p>
      <text:p text:style-name="P1"><text:s text:c="4"/>-&gt; insert into product2 values (new.prod_id, new.price + new.price * (18/100), new.qty * (new.price + new.price * (18/100)));</text:p>
      <text:p text:style-name="P1"><text:s text:c="4"/>-&gt; end &amp;&amp;</text:p>
      <text:p text:style-name="P1">Query OK, 0 rows affected (0.23 sec)</text:p>
      <text:p text:style-name="P1"/>
      <text:p text:style-name="P1">mysql&gt; delimiter ;</text:p>
      <text:p text:style-name="P1">mysql&gt; </text:p>
      <text:p text:style-name="P1"/>
      <text:p text:style-name="P1">mysql&gt; insert into student values (101, 'Television',10,12000);</text:p>
      <text:p text:style-name="P1">ERROR 1136 (21S01): Column count doesn't match value count at row 1</text:p>
      <text:p text:style-name="P1">mysql&gt;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ysql&gt; insert into product1 values (101, 'Television',10,12000);</text:p>
      <text:p text:style-name="P1">Query OK, 1 row affected (0.07 sec)</text:p>
      <text:p text:style-name="P1"/>
      <text:p text:style-name="P1">mysql&gt; select * from product1;</text:p>
      <text:p text:style-name="P1">+---------+------------+------+-------+</text:p>
      <text:p text:style-name="P1">| prod_id | prod_name <text:s/>| qty <text:s/>| price |</text:p>
      <text:p text:style-name="P1">+---------+------------+------+-------+</text:p>
      <text:p text:style-name="P1">| <text:s text:c="4"/>101 | Television | <text:s text:c="2"/>10 | 12000 |</text:p>
      <text:p text:style-name="P1">+---------+------------+------+-------+</text:p>
      <text:p text:style-name="P1">1 row in set (0.00 sec)</text:p>
      <text:p text:style-name="P1"/>
      <text:p text:style-name="P1">mysql&gt; select * from product2;</text:p>
      <text:p text:style-name="P1">+---------+-------+--------+</text:p>
      <text:p text:style-name="P1">| prod_id | price | amount |</text:p>
      <text:p text:style-name="P1">+---------+-------+--------+</text:p>
      <text:p text:style-name="P1"><text:soft-page-break/>| <text:s text:c="4"/>101 | 14160 | 141600 |</text:p>
      <text:p text:style-name="P1">+---------+-------+--------+</text:p>
      <text:p text:style-name="P1">1 row in set (0.00 sec)</text:p>
      <text:p text:style-name="P1"/>
      <text:p text:style-name="P1">mysql&gt; </text:p>
      <text:p text:style-name="P1">mysql&gt; insert into product1 values (102, 'Fridge',8,17500);</text:p>
      <text:p text:style-name="P1">Query OK, 1 row affected (0.16 sec)</text:p>
      <text:p text:style-name="P1"/>
      <text:p text:style-name="P1">mysql&gt; select * from product2;</text:p>
      <text:p text:style-name="P1">+---------+-------+--------+</text:p>
      <text:p text:style-name="P1">| prod_id | price | amount |</text:p>
      <text:p text:style-name="P1">+---------+-------+--------+</text:p>
      <text:p text:style-name="P1">| <text:s text:c="4"/>101 | 14160 | 141600 |</text:p>
      <text:p text:style-name="P1">| <text:s text:c="4"/>102 | 20650 | 165200 |</text:p>
      <text:p text:style-name="P1">+---------+-------+--------+</text:p>
      <text:p text:style-name="P1">2 rows in set (0.00 sec)</text:p>
      <text:p text:style-name="P1"/>
      <text:p text:style-name="P1">mysql&gt; select * from product1;</text:p>
      <text:p text:style-name="P1">+---------+------------+------+-------+</text:p>
      <text:p text:style-name="P1">| prod_id | prod_name <text:s/>| qty <text:s/>| price |</text:p>
      <text:p text:style-name="P1">+---------+------------+------+-------+</text:p>
      <text:p text:style-name="P1">| <text:s text:c="4"/>101 | Television | <text:s text:c="2"/>10 | 12000 |</text:p>
      <text:p text:style-name="P1">| <text:s text:c="4"/>102 | Fridge <text:s text:c="4"/>| <text:s text:c="3"/>8 | 17500 |</text:p>
      <text:p text:style-name="P1">+---------+------------+------+-------+</text:p>
      <text:p text:style-name="P1">2 rows in set (0.00 sec)</text:p>
      <text:p text:style-name="P1"/>
      <text:p text:style-name="P1">mysql&gt; </text:p>
      <text:p text:style-name="P1"/>
      <text:p text:style-name="P1">mysql&gt; select user();</text:p>
      <text:p text:style-name="P1">+----------------+</text:p>
      <text:p text:style-name="P1">| user() <text:s text:c="8"/>|</text:p>
      <text:p text:style-name="P1">+----------------+</text:p>
      <text:p text:style-name="P1">| root@localhost |</text:p>
      <text:p text:style-name="P1">+----------------+</text:p>
      <text:p text:style-name="P1">1 row in set (0.00 sec)</text:p>
      <text:p text:style-name="P1"/>
      <text:p text:style-name="P1">mysql&gt; select now();</text:p>
      <text:p text:style-name="P1">+---------------------+</text:p>
      <text:p text:style-name="P1">| now() <text:s text:c="14"/>|</text:p>
      <text:p text:style-name="P1">+---------------------+</text:p>
      <text:p text:style-name="P1">| 2023-05-01 14:52:31 |</text:p>
      <text:p text:style-name="P1">+---------------------+</text:p>
      <text:p text:style-name="P1">1 row in set (0.00 sec)</text:p>
      <text:p text:style-name="P1"/>
      <text:p text:style-name="P1">mysql&gt; select concat(102,'Ram',78.88);</text:p>
      <text:p text:style-name="P1">+-------------------------+</text:p>
      <text:p text:style-name="P1">| concat(102,'Ram',78.88) |</text:p>
      <text:p text:style-name="P1">+-------------------------+</text:p>
      <text:p text:style-name="P1">| 102Ram78.88 <text:s text:c="12"/>|</text:p>
      <text:p text:style-name="P1">+-------------------------+</text:p>
      <text:p text:style-name="P1">1 row in set (0.00 sec)</text:p>
      <text:p text:style-name="P1"/>
      <text:p text:style-name="P1">mysql&gt; </text:p>
      <text:p text:style-name="P1"><text:soft-page-break/>mysql&gt; create table student_log</text:p>
      <text:p text:style-name="P1"><text:s text:c="4"/>-&gt; (who varchar(15),</text:p>
      <text:p text:style-name="P1"><text:s text:c="4"/>-&gt; when datetime,</text:p>
      <text:p text:style-name="P1"><text:s text:c="4"/>-&gt; what varchar(40));</text:p>
      <text:p text:style-name="P1">ERROR 1064 (42000): You have an error in your SQL syntax; check the manual that corresponds to your MySQL server version for the right syntax to use near 'when datetime,</text:p>
      <text:p text:style-name="P1">what varchar(40))' at line 3</text:p>
      <text:p text:style-name="P1">mysql&gt; create table student_log (who varchar(15), when datetime, what varchar(40));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ysql&gt; create table student_log (who varchar(15), when time, what</text:p>
      <text:p text:style-name="P1">varchar(40));</text:p>
      <text:p text:style-name="P1">ERROR 1064 (42000): You have an error in your SQL syntax; check the manual that corresponds to your MySQL server version for the right syntax to use near 'when time, what varchar(40))' at line 1</text:p>
      <text:p text:style-name="P1">mysql&gt;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ysql&gt; create table student_log (who varchar(15), whattime datetim</text:p>
      <text:p text:style-name="P1">e, what varchar(40));</text:p>
      <text:p text:style-name="P1">Query OK, 0 rows affected (0.62 sec)</text:p>
      <text:p text:style-name="P1"/>
      <text:p text:style-name="P1">mysql&gt; desc student_log;</text:p>
      <text:p text:style-name="P1">+----------+-------------+------+-----+---------+-------+</text:p>
      <text:p text:style-name="P1">| Field <text:s text:c="3"/>| Type <text:s text:c="7"/>| Null | Key | Default | Extra |</text:p>
      <text:p text:style-name="P1">+----------+-------------+------+-----+---------+-------+</text:p>
      <text:p text:style-name="P1">| who <text:s text:c="5"/>| varchar(15) | YES <text:s/>| <text:s text:c="4"/>| NULL <text:s text:c="3"/>| <text:s text:c="6"/>|</text:p>
      <text:p text:style-name="P1">| whattime | datetime <text:s text:c="3"/>| YES <text:s/>| <text:s text:c="4"/>| NULL <text:s text:c="3"/>| <text:s text:c="6"/>|</text:p>
      <text:p text:style-name="P1">| what <text:s text:c="4"/>| varchar(40) | YES <text:s/>| <text:s text:c="4"/>| NULL <text:s text:c="3"/>| <text:s text:c="6"/>|</text:p>
      <text:p text:style-name="P1">+----------+-------------+------+-----+---------+-------+</text:p>
      <text:p text:style-name="P1">3 rows in set (0.00 sec)</text:p>
      <text:p text:style-name="P1"><text:soft-page-break/></text:p>
      <text:p text:style-name="P1">mysql&gt; </text:p>
      <text:p text:style-name="P1"/>
      <text:p text:style-name="P1"/>
      <text:p text:style-name="P1"/>
      <text:p text:style-name="P1"/>
      <text:p text:style-name="P1"/>
      <text:p text:style-name="P1">mysql&gt; delimiter &amp;&amp;</text:p>
      <text:p text:style-name="P1">mysql&gt; create trigger after_update_student</text:p>
      <text:p text:style-name="P1"><text:s text:c="4"/>-&gt; after update on student for each row</text:p>
      <text:p text:style-name="P1"><text:s text:c="4"/>-&gt; begin</text:p>
      <text:p text:style-name="P1"><text:s text:c="4"/>-&gt; insert into student_log values (user(),now(),concat('Previous: ', old.marks,' Updated: ', new.marks)));</text:p>
      <text:p text:style-name="P1"><text:s text:c="4"/>-&gt; end &amp;&amp;</text:p>
      <text:p text:style-name="P1">ERROR 1064 (42000): You have an error in your SQL syntax; check the manual that corresponds to your MySQL server version for the right syntax to use near ');</text:p>
      <text:p text:style-name="P1">end' at line 4</text:p>
      <text:p text:style-name="P1">mysql&gt; delimiter ;</text:p>
      <text:p text:style-name="P1">mysql&gt;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ysql&gt; delimiter &amp;&amp;</text:p>
      <text:p text:style-name="P1">mysql&gt; create trigger after_update_student</text:p>
      <text:p text:style-name="P1"><text:s text:c="4"/>-&gt; after update on student for each row</text:p>
      <text:p text:style-name="P1"><text:s text:c="4"/>-&gt; begin</text:p>
      <text:p text:style-name="P1"><text:s text:c="4"/>-&gt; insert into student_log values (user(),now(),concat('Previous: ', old.marks,' Updated: ', new.marks));</text:p>
      <text:p text:style-name="P1"><text:s text:c="4"/>-&gt; end &amp;&amp;</text:p>
      <text:p text:style-name="P1">Query OK, 0 rows affected (0.23 sec)</text:p>
      <text:p text:style-name="P1"/>
      <text:p text:style-name="P1">mysql&gt; delimiter ;</text:p>
      <text:p text:style-name="P1">mysql&gt;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ysql&gt; select * from student_log;</text:p>
      <text:p text:style-name="P1">Empty set (0.00 sec)</text:p>
      <text:p text:style-name="P1"><text:soft-page-break/></text:p>
      <text:p text:style-name="P1">mysql&gt; update student set marks=54.89 where roll=2;</text:p>
      <text:p text:style-name="P1">Query OK, 1 row affected (0.16 sec)</text:p>
      <text:p text:style-name="P1">Rows matched: 1 <text:s/>Changed: 1 <text:s/>Warnings: 0</text:p>
      <text:p text:style-name="P1"/>
      <text:p text:style-name="P1">mysql&gt; select * from student_log;</text:p>
      <text:p text:style-name="P1">+----------------+---------------------+--------------------------------+</text:p>
      <text:p text:style-name="P1">| who <text:s text:c="11"/>| whattime <text:s text:c="11"/>| what <text:s text:c="26"/>|</text:p>
      <text:p text:style-name="P1">+----------------+---------------------+--------------------------------+</text:p>
      <text:p text:style-name="P1">| root@localhost | 2023-05-01 15:02:30 | Previous: 56.84 Updated: 54.89 |</text:p>
      <text:p text:style-name="P1">+----------------+---------------------+--------------------------------+</text:p>
      <text:p text:style-name="P1">1 row in set (0.00 sec)</text:p>
      <text:p text:style-name="P1"/>
      <text:p text:style-name="P1">mysql&gt; update student set marks=72.23 where roll=5;</text:p>
      <text:p text:style-name="P1">Query OK, 1 row affected (0.16 sec)</text:p>
      <text:p text:style-name="P1">Rows matched: 1 <text:s/>Changed: 1 <text:s/>Warnings: 0</text:p>
      <text:p text:style-name="P1"/>
      <text:p text:style-name="P1">mysql&gt; select * from student_log;</text:p>
      <text:p text:style-name="P1">+----------------+---------------------+--------------------------------+</text:p>
      <text:p text:style-name="P1">| who <text:s text:c="11"/>| whattime <text:s text:c="11"/>| what <text:s text:c="26"/>|</text:p>
      <text:p text:style-name="P1">+----------------+---------------------+--------------------------------+</text:p>
      <text:p text:style-name="P1">| root@localhost | 2023-05-01 15:02:30 | Previous: 56.84 Updated: 54.89 |</text:p>
      <text:p text:style-name="P1">| root@localhost | 2023-05-01 15:03:58 | Previous: 52.89 Updated: 72.23 |</text:p>
      <text:p text:style-name="P1">+----------------+---------------------+--------------------------------+</text:p>
      <text:p text:style-name="P1">2 rows in set (0.00 sec)</text:p>
      <text:p text:style-name="P1"/>
      <text:p text:style-name="P1">mysql&gt; </text:p>
      <text:p text:style-name="P1">mysql&gt; set @var='Deleted';</text:p>
      <text:p text:style-name="P1">Query OK, 0 rows affected (0.00 sec)</text:p>
      <text:p text:style-name="P1"/>
      <text:p text:style-name="P1">mysql&gt; select @var;</text:p>
      <text:p text:style-name="P1">+---------+</text:p>
      <text:p text:style-name="P1">| @var <text:s text:c="3"/>|</text:p>
      <text:p text:style-name="P1">+---------+</text:p>
      <text:p text:style-name="P1">| Deleted |</text:p>
      <text:p text:style-name="P1">+---------+</text:p>
      <text:p text:style-name="P1">1 row in set (0.00 sec)</text:p>
      <text:p text:style-name="P1"/>
      <text:p text:style-name="P1">mysql&gt; </text:p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ysql&gt; delimiter &amp;&amp;</text:p>
      <text:p text:style-name="P1">mysql&gt; create trigger after_delete_student</text:p>
      <text:p text:style-name="P1"><text:s text:c="4"/>-&gt; after delete on student for each row</text:p>
      <text:p text:style-name="P1"><text:s text:c="4"/>-&gt; begin</text:p>
      <text:p text:style-name="P1"><text:s text:c="4"/>-&gt; set @var=concat('You deleted entry of roll no. ',old.roll);</text:p>
      <text:p text:style-name="P1"><text:s text:c="4"/>-&gt; select @var;</text:p>
      <text:p text:style-name="P1"><text:s text:c="4"/>-&gt; end &amp;&amp;</text:p>
      <text:p text:style-name="P1">ERROR 1415 (0A000): Not allowed to return a result set from a trigger</text:p>
      <text:p text:style-name="P1">mysql&gt; delimiter ;</text:p>
      <text:p text:style-name="P1">mysql&gt;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ysql&gt; show triggers;</text:p>
      <text:p text:style-name="P1">+-----------------------+--------+----------+--------------------------------------------------------------------------------------------------------------------------------------+--------+------------------------+-----------------------------------------------------------------------------------------------------------------------+----------------+----------------------+----------------------+--------------------+</text:p>
      <text:p text:style-name="P1">| Trigger <text:s text:c="14"/>| Event <text:s/>| Table <text:s text:c="3"/>| Statement <text:s text:c="123"/>| Timing | Created <text:s text:c="15"/>| sql_mode <text:s text:c="109"/>| Definer <text:s text:c="7"/>| character_set_client | collation_connection | Database Collation |</text:p>
      <text:p text:style-name="P1">+-----------------------+--------+----------+--------------------------------------------------------------------------------------------------------------------------------------+--------+------------------------+-----------------------------------------------------------------------------------------------------------------------<text:soft-page-break/>+----------------+----------------------+----------------------+--------------------+</text:p>
      <text:p text:style-name="P1">| before_insert_product | INSERT | product1 | begin</text:p>
      <text:p text:style-name="P1">insert into product2 values (new.prod_id, new.price + new.price * (18/100), new.qty * (new.price + new.price * (18/100)));</text:p>
      <text:p text:style-name="P1">end | AFTER <text:s/>| 2023-05-01 14:30:20.13 | ONLY_FULL_GROUP_BY,STRICT_TRANS_TABLES,NO_ZERO_IN_DATE,NO_ZERO_DATE,ERROR_FOR_DIVISION_BY_ZERO,NO_ENGINE_SUBSTITUTION | root@localhost | utf8mb4 <text:s text:c="13"/>| utf8mb4_0900_ai_ci <text:s text:c="2"/>| utf8mb4_0900_ai_ci |</text:p>
      <text:p text:style-name="P1">| after_update_student <text:s/>| UPDATE | student <text:s/>| begin</text:p>
      <text:p text:style-name="P1">insert into student_log values (user(),now(),concat('Previous: ', old.marks,' Updated: ', new.marks));</text:p>
      <text:p text:style-name="P1">end <text:s text:c="20"/>| AFTER <text:s/>| 2023-05-01 15:02:02.73 | ONLY_FULL_GROUP_BY,STRICT_TRANS_TABLES,NO_ZERO_IN_DATE,NO_ZERO_DATE,ERROR_FOR_DIVISION_BY_ZERO,NO_ENGINE_SUBSTITUTION | root@localhost | utf8mb4 <text:s text:c="13"/>| utf8mb4_0900_ai_ci <text:s text:c="2"/>| utf8mb4_0900_ai_ci |</text:p>
      <text:p text:style-name="P1">+-----------------------+--------+----------+--------------------------------------------------------------------------------------------------------------------------------------+--------+------------------------+-----------------------------------------------------------------------------------------------------------------------+----------------+----------------------+----------------------+--------------------+</text:p>
      <text:p text:style-name="P1">2 rows in set (0.14 sec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1T18:21:05.436435308</meta:creation-date>
    <dc:date>2023-05-01T18:21:27.338455037</dc:date>
    <meta:editing-duration>PT23S</meta:editing-duration>
    <meta:editing-cycles>1</meta:editing-cycles>
    <meta:document-statistic meta:table-count="0" meta:image-count="0" meta:object-count="0" meta:page-count="19" meta:paragraph-count="661" meta:word-count="4144" meta:character-count="24965" meta:non-whitespace-character-count="19561"/>
    <meta:generator>LibreOffice/7.4.1.2$Linux_X86_64 LibreOffice_project/3c58a8f3a960df8bc8fd77b461821e42c061c5f0</meta:generator>
  </office:meta>
</office:document-meta>
</file>